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9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officeooo:paragraph-rsid="003b5ef4"/>
    </style:style>
    <style:style style:name="P12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3b5ef4" style:font-size-asian="10.5pt" style:font-weight-asian="normal" style:font-size-complex="12pt" style:font-weight-complex="normal"/>
    </style:style>
    <style:style style:name="T14" style:family="text">
      <style:text-properties officeooo:rsid="001da748"/>
    </style:style>
    <style:style style:name="T15" style:family="text">
      <style:text-properties officeooo:rsid="001c6e89"/>
    </style:style>
    <style:style style:name="T16" style:family="text">
      <style:text-properties officeooo:rsid="001a3524"/>
    </style:style>
    <style:style style:name="T17" style:family="text">
      <style:text-properties officeooo:rsid="00106a4c"/>
    </style:style>
    <style:style style:name="T18" style:family="text">
      <style:text-properties officeooo:rsid="0023babd"/>
    </style:style>
    <style:style style:name="T19" style:family="text">
      <style:text-properties officeooo:rsid="002546a5"/>
    </style:style>
    <style:style style:name="T20" style:family="text">
      <style:text-properties officeooo:rsid="00256feb"/>
    </style:style>
    <style:style style:name="T21" style:family="text">
      <style:text-properties officeooo:rsid="0026c82a"/>
    </style:style>
    <style:style style:name="T22" style:family="text">
      <style:text-properties officeooo:rsid="00117923"/>
    </style:style>
    <style:style style:name="T23" style:family="text">
      <style:text-properties officeooo:rsid="0018d0a2"/>
    </style:style>
    <style:style style:name="T24" style:family="text">
      <style:text-properties officeooo:rsid="000d2382"/>
    </style:style>
    <style:style style:name="T25" style:family="text">
      <style:text-properties officeooo:rsid="002a253b"/>
    </style:style>
    <style:style style:name="T26" style:family="text">
      <style:text-properties officeooo:rsid="001f5bac"/>
    </style:style>
    <style:style style:name="T27" style:family="text">
      <style:text-properties officeooo:rsid="002c485e"/>
    </style:style>
    <style:style style:name="T28" style:family="text">
      <style:text-properties officeooo:rsid="002e5f6f"/>
    </style:style>
    <style:style style:name="T29" style:family="text">
      <style:text-properties officeooo:rsid="003354ba"/>
    </style:style>
    <style:style style:name="T30" style:family="text">
      <style:text-properties officeooo:rsid="003494ad"/>
    </style:style>
    <style:style style:name="T31" style:family="text">
      <style:text-properties officeooo:rsid="003601fe"/>
    </style:style>
    <style:style style:name="T32" style:family="text">
      <style:text-properties officeooo:rsid="003651f8"/>
    </style:style>
    <style:style style:name="T33" style:family="text">
      <style:text-properties officeooo:rsid="003717d7"/>
    </style:style>
    <style:style style:name="T34" style:family="text">
      <style:text-properties officeooo:rsid="0039fe41"/>
    </style:style>
    <style:style style:name="T35" style:family="text">
      <style:text-properties officeooo:rsid="003a4302"/>
    </style:style>
    <style:style style:name="T36" style:family="text">
      <style:text-properties officeooo:rsid="003b5ef4"/>
    </style:style>
    <style:style style:name="T37" style:family="text">
      <style:text-properties style:font-name="seri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22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8"><text:span text:style-name="T10">1.8.1 </text:span><text:span text:style-name="T11">Compresión de un gas a temperatura constante (Ley de Boyle)</text:span></text:p>
      <text:p text:style-name="P58"><text:span text:style-name="T10">1.8.2 </text:span><text:span text:style-name="T11">Expansión de un gas a presión constante (Ley de Gay-Lussac)</text:span></text:p>
      <text:p text:style-name="P58"><text:span text:style-name="T11">1.</text:span><text:span text:style-name="T12">8.3 </text:span><text:span text:style-name="T11">Mezcla de gases (Ley de Dalton)</text:span></text:p>
      <text:p text:style-name="P60">Comentem exercicis 1.9-1 a 3.</text:p>
      <text:p text:style-name="P59"/>
      <text:p text:style-name="P61"/>
      <text:p text:style-name="P114">Dimecres <text:tab/>11/10/23</text:p>
      <text:p text:style-name="P21"><text:a xlink:type="simple" xlink:href="https://paulinoposada.github.io/web_fred/apunts/unitat_1/fred_apunts_ud_1_2_gs.pdf">Unitat 1.2</text:a></text:p>
      <text:p text:style-name="P61">Comentem, exercicis 1.9-4 i 5</text:p>
      <text:p text:style-name="P61">Comentem apartat 1.10 Caudal y velocidad</text:p>
      <text:p text:style-name="P62">Comentem apartat 1.10.<text:span text:style-name="T14">1</text:span> C<text:span text:style-name="T14">onservación del caudal volumétrico</text:span></text:p>
      <text:p text:style-name="P61"/>
      <text:p text:style-name="P114"/>
      <text:p text:style-name="P114">Dilluns <text:tab/>16/10/23</text:p>
      <text:p text:style-name="P63"><text:a xlink:type="simple" xlink:href="https://paulinoposada.github.io/web_fred/apunts/unitat_1/fred_apunts_ud_1_3_gs.pdf">Unitat 1.3</text:a></text:p>
      <text:p text:style-name="P63">Comentem apartats:</text:p>
      <text:p text:style-name="P63">1.1 Ciclo frigorífico</text:p>
      <text:p text:style-name="P63">1.1.1 Coeficiente de funcionamiento COP y EER</text:p>
      <text:p text:style-name="P63">1.1.2 Componentes de la instalación frigorífica</text:p>
      <text:p text:style-name="P63"/>
      <text:p text:style-name="P45"/>
      <text:p text:style-name="P45">D<text:span text:style-name="T15">imarts</text:span><text:tab/><text:span text:style-name="T16">17</text:span>/<text:span text:style-name="T17">10</text:span>/23</text:p>
      <text:p text:style-name="P34">Vaga estudiants.</text:p>
      <text:p text:style-name="P69"/>
      <text:p text:style-name="P115">Dimecres <text:tab/>18/10/23</text:p>
      <text:p text:style-name="P70">Examen i solució d'examen.</text:p>
      <text:p text:style-name="P70"/>
      <text:p text:style-name="P70"/>
      <text:p text:style-name="P116">Di<text:span text:style-name="T18">jous</text:span> <text:tab/>1<text:span text:style-name="T18">9</text:span>/10/23</text:p>
      <text:p text:style-name="P64"><text:a xlink:type="simple" xlink:href="https://paulinoposada.github.io/web_fred/apunts/unitat_1/fred_apunts_ud_1_3_gs.pdf">Unitat 1.3</text:a></text:p>
      <text:p text:style-name="P71">Comentem apartat 1.2 Ejercicios ciclo frigorífico.</text:p>
      <text:p text:style-name="P71">Exercici 1.2-1</text:p>
      <text:p text:style-name="P71"/>
      <text:p text:style-name="P71"/>
      <text:p text:style-name="P117">Di<text:span text:style-name="T19">vendres</text:span> <text:tab/><text:span text:style-name="T19">20</text:span>/10/23</text:p>
      <text:p text:style-name="P65"><text:a xlink:type="simple" xlink:href="https://paulinoposada.github.io/web_fred/apunts/unitat_1/fred_apunts_ud_1_3_gs.pdf">Unitat 1.3</text:a></text:p>
      <text:p text:style-name="P72">Comentem apartat 1.2 Ejercicios ciclo frigorífico.</text:p>
      <text:p text:style-name="P72"><text:span text:style-name="T19">Comentem e</text:span>xercici 1.2-<text:span text:style-name="T19">2</text:span></text:p>
      <text:p text:style-name="P72"/>
      <text:p text:style-name="P72"/>
      <text:p text:style-name="P124">Di<text:span text:style-name="T20">lluns</text:span> <text:tab/><text:span text:style-name="T19">23</text:span>/10/23</text:p>
      <text:p text:style-name="P66"><text:a xlink:type="simple" xlink:href="https://paulinoposada.github.io/web_fred/apunts/unitat_1/fred_apunts_ud_1_3_gs.pdf">Unitat 1.3</text:a></text:p>
      <text:p text:style-name="P73">Comentem apartat 1.2 Ejercicios ciclo frigorífico.</text:p>
      <text:p text:style-name="P73"><text:span text:style-name="T19">Comentem e</text:span>xercici 1.2-<text:span text:style-name="T20">3</text:span></text:p>
      <text:p text:style-name="P118"/>
      <text:p text:style-name="P118">Di<text:span text:style-name="T21">marts</text:span> <text:tab/><text:span text:style-name="T19">24</text:span>/10/23</text:p>
      <text:p text:style-name="P67"><text:a xlink:type="simple" xlink:href="https://paulinoposada.github.io/web_fred/apunts/unitat_1/fred_apunts_ud_1_3_gs.pdf">Unitat 1.3</text:a></text:p>
      <text:p text:style-name="P74">Comentem apartat 1.2 Ejercicios ciclo frigorífico.</text:p>
      <text:p text:style-name="P74"><text:span text:style-name="T19">Comentem e</text:span>xercici 1.2-<text:span text:style-name="T21">4</text:span></text:p>
      <text:p text:style-name="P74"/>
      <text:p text:style-name="P119">Di<text:span text:style-name="T21">mecres</text:span> <text:tab/><text:span text:style-name="T19">25</text:span>/10/23</text:p>
      <text:p text:style-name="P68"><text:a xlink:type="simple" xlink:href="https://paulinoposada.github.io/web_fred/apunts/unitat_1/fred_apunts_ud_1_3_gs.pdf">Unitat 1.3</text:a></text:p>
      <text:p text:style-name="P75">Comentem apartat 1.2 Ejercicios ciclo frigorífico.</text:p>
      <text:p text:style-name="P76">Comentem exercici 1.2-5</text:p>
      <text:p text:style-name="P76">Comentem apartat 1.3 Influencia del sobrecalentamiento y el subenfriamiento en la eficiencia y el compresor.</text:p>
      <text:p text:style-name="P75"/>
      <text:p text:style-name="P75"/>
      <text:p text:style-name="P47">D<text:span text:style-name="T22">ijous</text:span><text:tab/><text:tab/><text:span text:style-name="T23">26</text:span>/<text:span text:style-name="T24">10</text:span>/23</text:p>
      <text:p text:style-name="P36">Baixa per gripe.</text:p>
      <text:p text:style-name="P36"/>
      <text:p text:style-name="P36"/>
      <text:p text:style-name="P47">D<text:span text:style-name="T22">ivendres</text:span><text:tab/><text:span text:style-name="T23">27</text:span>/<text:span text:style-name="T24">10</text:span>/23</text:p>
      <text:p text:style-name="P77">Sortida <text:span text:style-name="T25">golondrinas</text:span>.</text:p>
      <text:p text:style-name="P77"/>
      <text:p text:style-name="P77"/>
      <text:p text:style-name="P48">D<text:span text:style-name="T22">illuns</text:span><text:tab/><text:span text:style-name="T23">27</text:span>/<text:span text:style-name="T24">10</text:span>/23</text:p>
      <text:p text:style-name="P80">Terminem de comentar <text:a xlink:type="simple" xlink:href="https://paulinoposada.github.io/web_fred/apunts/unitat_1/fred_apunts_ud_1_3_gs.pdf"><text:span text:style-name="T26">Unitat 1.3</text:span></text:a> , apartats </text:p>
      <text:p text:style-name="P80">1.4 Punts medició temperatura i pressió </text:p>
      <text:p text:style-name="P80">1.5 Simbologia</text:p>
      <text:p text:style-name="P80"/>
      <text:p text:style-name="P80">Comencem amb <text:a xlink:type="simple" xlink:href="https://paulinoposada.github.io/web_fred/apunts/unitat_2/fred_apunts_ud2_1_gs.pdf">Unitat 2.1</text:a></text:p>
      <text:p text:style-name="P80">Comentem 2.1.1.1 Compressor hermètics</text:p>
      <text:p text:style-name="P78"/>
      <text:p text:style-name="P49">D<text:span text:style-name="T22">imarts</text:span><text:tab/><text:span text:style-name="T27">31</text:span>/<text:span text:style-name="T24">10</text:span>/23</text:p>
      <text:p text:style-name="P81"><text:a xlink:type="simple" xlink:href="https://paulinoposada.github.io/web_fred/apunts/unitat_2/fred_apunts_ud2_1_gs.pdf">Unitat 2.1</text:a></text:p>
      <text:p text:style-name="P81">Comentem <text:span text:style-name="T27">exemple </text:span>2.1.1.1-<text:span text:style-name="T27">1</text:span></text:p>
      <text:p text:style-name="P89">Comentem apartats 2.1.1.2, 2.1.1.3, 2.1.2.1, 2.1.2.1.1 i 2.1.2.1.2</text:p>
      <text:p text:style-name="P91">Baixem al taller i desmuntem compressor obert.</text:p>
      <text:p text:style-name="P79"/>
      <text:p text:style-name="P79"/>
      <text:p text:style-name="P120">D<text:span text:style-name="T22">imecres</text:span><text:tab/><text:span text:style-name="T28">01</text:span>/<text:span text:style-name="T24">11</text:span>/23</text:p>
      <text:p text:style-name="P97">Festiu Tots sants</text:p>
      <text:p text:style-name="P121"/>
      <text:p text:style-name="P121"/>
      <text:p text:style-name="P50">D<text:span text:style-name="T22">ijous</text:span><text:tab/><text:span text:style-name="T28">02</text:span>/<text:span text:style-name="T24">11</text:span>/23</text:p>
      <text:p text:style-name="P82"><text:a xlink:type="simple" xlink:href="https://paulinoposada.github.io/web_fred/apunts/unitat_2/fred_apunts_ud2_1_gs.pdf">Unitat 2.1</text:a></text:p>
      <text:p text:style-name="P92">Comentem exemple 2.1.2.2-1</text:p>
      <text:p text:style-name="P95">Comentem que la causa de la reducció de la poténcia frigorífica quan baixa la temparatura de evaporació és la baixada de densitat del refgrigerant i en conseqüència la baixada del cabal de massa.</text:p>
      <text:p text:style-name="P90"/>
      <text:p text:style-name="P123">D<text:span text:style-name="T22">ivendres</text:span><text:tab/><text:span text:style-name="T28">03</text:span>/<text:span text:style-name="T24">11</text:span>/23</text:p>
      <text:p text:style-name="P83"><text:a xlink:type="simple" xlink:href="https://paulinoposada.github.io/web_fred/apunts/unitat_2/fred_apunts_ud2_1_gs.pdf">Unitat 2.1</text:a></text:p>
      <text:p text:style-name="P93">Comentem exemple 2.1.2.2-1</text:p>
      <text:p text:style-name="P98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96"/>
      <text:p text:style-name="P51"/>
      <text:p text:style-name="P51">D<text:span text:style-name="T22">illuns</text:span><text:tab/><text:span text:style-name="T28">06</text:span>/<text:span text:style-name="T24">11</text:span>/23</text:p>
      <text:p text:style-name="P104">Baixem al taller.</text:p>
      <text:p text:style-name="P104">Comencem pràctica 1, soldadura tova.</text:p>
      <text:p text:style-name="P99"/>
      <text:p text:style-name="P79"/>
      <text:p text:style-name="P52">D<text:span text:style-name="T22">imarts</text:span><text:tab/><text:span text:style-name="T28">07</text:span>/<text:span text:style-name="T24">11</text:span>/23</text:p>
      <text:p text:style-name="P84"><text:a xlink:type="simple" xlink:href="https://paulinoposada.github.io/web_fred/apunts/unitat_2/fred_apunts_ud2_1_gs.pdf">Unitat 2.1</text:a></text:p>
      <text:p text:style-name="P94"><text:span text:style-name="T29">Terminem de comentar e</text:span>xemple 2.1.2.2-1</text:p>
      <text:p text:style-name="P107">Comencem a comentar exemple <text:span text:style-name="T28">2.1.2.2-</text:span>2</text:p>
      <text:p text:style-name="P100"/>
      <text:p text:style-name="P105"/>
      <text:p text:style-name="P53">D<text:span text:style-name="T22">imecres</text:span><text:tab/><text:span text:style-name="T28">08</text:span>/<text:span text:style-name="T24">11</text:span>/23</text:p>
      <text:p text:style-name="P85"><text:a xlink:type="simple" xlink:href="https://paulinoposada.github.io/web_fred/apunts/unitat_2/fred_apunts_ud2_1_gs.pdf">Unitat 2.1</text:a></text:p>
      <text:p text:style-name="P108"><text:span text:style-name="T30">Terminem de </text:span>comentar exemple <text:span text:style-name="T28">2.1.2.2-</text:span>2</text:p>
      <text:p text:style-name="P110">Comencem amb l'apartat 2.1.2.3 Compresores rotativos de pistón rodante y paletas</text:p>
      <text:p text:style-name="P110">Comentem apartat 2.1.2.3.1 Compresor de pistón rodante (rolling piston compressor)</text:p>
      <text:p text:style-name="P101"/>
      <text:p text:style-name="P101"/>
      <text:p text:style-name="P54">D<text:span text:style-name="T22">ijous</text:span><text:tab/><text:tab/><text:span text:style-name="T28">09</text:span>/<text:span text:style-name="T24">11</text:span>/23</text:p>
      <text:p text:style-name="P86"><text:a xlink:type="simple" xlink:href="https://paulinoposada.github.io/web_fred/apunts/unitat_2/fred_apunts_ud2_1_gs.pdf">Unitat 2.1</text:a></text:p>
      <text:p text:style-name="P109"><text:span text:style-name="T30">Terminem de </text:span>comentar exemple <text:span text:style-name="T28">2.1.2.3.1-1</text:span></text:p>
      <text:p text:style-name="P111">Come<text:span text:style-name="T31">ntem</text:span> <text:span text:style-name="T31">e</text:span>l<text:span text:style-name="T31">s </text:span>apartat<text:span text:style-name="T31">s</text:span> </text:p>
      <text:p text:style-name="P111">2.1.2.3.<text:span text:style-name="T31">2</text:span> Compresor de paletas</text:p>
      <text:p text:style-name="P111">2.1.2.3.<text:span text:style-name="T31">3</text:span> Compresor de <text:span text:style-name="T31">tornillo</text:span></text:p>
      <text:p text:style-name="P111"/>
      <text:p text:style-name="P111"/>
      <text:p text:style-name="P55">D<text:span text:style-name="T22">ivendres</text:span><text:tab/><text:span text:style-name="T32">10</text:span>/<text:span text:style-name="T24">11</text:span>/23</text:p>
      <text:p text:style-name="P87"><text:a xlink:type="simple" xlink:href="https://paulinoposada.github.io/web_fred/apunts/unitat_2/fred_apunts_ud2_1_gs.pdf">Unitat 2.1</text:a></text:p>
      <text:p text:style-name="P112">Comentem exrcici 2.2-1</text:p>
      <text:p text:style-name="P112"/>
      <text:p text:style-name="P112"/>
      <text:p text:style-name="P56">D<text:span text:style-name="T22">illuns</text:span><text:tab/><text:span text:style-name="T33">13</text:span>/<text:span text:style-name="T24">11</text:span>/23</text:p>
      <text:p text:style-name="P106">Baixem al taller.</text:p>
      <text:p text:style-name="P106">Co<text:span text:style-name="T33">ntinuem</text:span> pràctica 1, soldadura tova.</text:p>
      <text:p text:style-name="P102"/>
      <text:p text:style-name="P102"/>
      <text:p text:style-name="P57">D<text:span text:style-name="T22">imarts</text:span><text:tab/><text:span text:style-name="T33">14</text:span>/<text:span text:style-name="T24">11</text:span>/23</text:p>
      <text:p text:style-name="P88"><text:a xlink:type="simple" xlink:href="https://paulinoposada.github.io/web_fred/apunts/unitat_2/fred_apunts_ud2_1_gs.pdf">Unitat 2.1</text:a></text:p>
      <text:p text:style-name="P113">Comentem ex<text:span text:style-name="T34">e</text:span>rcici<text:span text:style-name="T34">s</text:span> 2.2-<text:span text:style-name="T34">2 a 4</text:span></text:p>
      <text:p text:style-name="P113"/>
      <text:p text:style-name="P103"/>
      <text:p text:style-name="P57">D<text:span text:style-name="T22">imecres</text:span><text:tab/><text:span text:style-name="T33">15</text:span>/<text:span text:style-name="T24">11</text:span>/23</text:p>
      <text:p text:style-name="P88"><text:a xlink:type="simple" xlink:href="https://paulinoposada.github.io/web_fred/apunts/unitat_2/fred_apunts_ud2_1_gs.pdf">Unitat 2.1</text:a></text:p>
      <text:p text:style-name="P113">Comentem ex<text:span text:style-name="T35">e</text:span>rcici<text:span text:style-name="T34">s</text:span> 2.2-<text:span text:style-name="T34">4 i 5.</text:span></text:p>
      <text:p text:style-name="P129">D<text:span text:style-name="T22">ijous</text:span><text:tab/><text:span text:style-name="T33">16</text:span>/<text:span text:style-name="T24">11</text:span>/23</text:p>
      <text:p text:style-name="P125"><text:span text:style-name="T36">Terminem amb </text:span><text:a xlink:type="simple" xlink:href="https://paulinoposada.github.io/web_fred/apunts/unitat_2/fred_apunts_ud2_1_gs.pdf"><text:span text:style-name="T36">Unitat 2.1</text:span></text:a></text:p>
      <text:p text:style-name="P126">Comencem amb <text:a xlink:type="simple" xlink:href="https://paulinoposada.github.io/web_fred/apunts/unitat_2/fred_apunts_ud2_2_gs.pdf">Unitat 2.2</text:a></text:p>
      <text:p text:style-name="P126">Comentem apartats:</text:p>
      <text:p text:style-name="P126">2.1 Capacitat d'un condensador</text:p>
      <text:p text:style-name="P128"><text:span text:style-name="T13">2.1.1 Efecto de la variación de la temperatura del medio portador de calor<text:line-break/>(mpc) en la temperatura de condensación</text:span></text:p>
      <text:p text:style-name="P1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16T20:13:09.584976397</dc:date>
    <meta:editing-duration>PT32M26S</meta:editing-duration>
    <meta:editing-cycles>47</meta:editing-cycles>
    <meta:document-statistic meta:table-count="0" meta:image-count="0" meta:object-count="2" meta:page-count="6" meta:paragraph-count="180" meta:word-count="791" meta:character-count="5357" meta:non-whitespace-character-count="4724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